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455cm" table:align="left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10.486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132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2cm 0.004cm 0.002cm" fo:padding="0.132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132cm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132cm" fo:border-left="0.2pt double #808080" fo:border-right="0.2pt double #808080" fo:border-top="none" fo:border-bottom="0.2pt double #80808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303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5.21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style:font-name="Tahoma1" officeooo:rsid="00163b15" officeooo:paragraph-rsid="00163b15"/>
    </style:style>
    <style:style style:name="P2" style:family="paragraph" style:parent-style-name="Header">
      <style:paragraph-properties fo:text-align="start" style:justify-single-word="false"/>
      <style:text-properties style:font-name="Tahoma1" officeooo:rsid="00163b15" officeooo:paragraph-rsid="00163b15"/>
    </style:style>
    <style:style style:name="P3" style:family="paragraph" style:parent-style-name="Standard">
      <style:paragraph-properties fo:margin-top="0.4cm" fo:margin-bottom="0cm" loext:contextual-spacing="false"/>
      <style:text-properties style:font-name="Tahoma1" fo:font-size="16pt" style:text-underline-style="solid" style:text-underline-width="auto" style:text-underline-color="font-color" fo:font-weight="bold" officeooo:rsid="00163b15" officeooo:paragraph-rsid="00163b15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solid" style:text-underline-width="auto" style:text-underline-color="font-color" fo:font-weight="normal" officeooo:rsid="00105bc2" officeooo:paragraph-rsid="00163b1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solid" style:text-underline-width="auto" style:text-underline-color="font-color" fo:font-weight="normal" officeooo:rsid="0017c3f5" officeooo:paragraph-rsid="0017c3f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solid" style:text-underline-width="auto" style:text-underline-color="font-color" fo:font-weight="normal" officeooo:rsid="001e35c1" officeooo:paragraph-rsid="001e35c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889eb" officeooo:paragraph-rsid="001889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93302" officeooo:paragraph-rsid="001933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e35c1" officeooo:paragraph-rsid="001e35c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fad2f" officeooo:paragraph-rsid="001fad2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fad2f" officeooo:paragraph-rsid="002110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21106a" officeooo:paragraph-rsid="002110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4cm" fo:margin-bottom="0cm" loext:contextual-spacing="false"/>
      <style:text-properties style:font-name="Tahoma1" fo:font-size="12pt" fo:font-style="italic" style:text-underline-style="none" fo:font-weight="normal" officeooo:rsid="001fad2f" officeooo:paragraph-rsid="001fad2f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top="0.4cm" fo:margin-bottom="0cm" loext:contextual-spacing="false"/>
      <style:text-properties officeooo:paragraph-rsid="001889eb"/>
    </style:style>
    <style:style style:name="P15" style:family="paragraph" style:parent-style-name="Standard">
      <style:paragraph-properties fo:margin-top="0.4cm" fo:margin-bottom="0cm" loext:contextual-spacing="false"/>
      <style:text-properties officeooo:paragraph-rsid="00193302"/>
    </style:style>
    <style:style style:name="P16" style:family="paragraph" style:parent-style-name="Standard">
      <style:paragraph-properties fo:margin-top="0.4cm" fo:margin-bottom="0cm" loext:contextual-spacing="false"/>
      <style:text-properties officeooo:rsid="00193302" officeooo:paragraph-rsid="001dd195"/>
    </style:style>
    <style:style style:name="P17" style:family="paragraph" style:parent-style-name="Standard">
      <style:paragraph-properties fo:margin-top="0.4cm" fo:margin-bottom="0cm" loext:contextual-spacing="false"/>
      <style:text-properties officeooo:paragraph-rsid="001dd195"/>
    </style:style>
    <style:style style:name="P18" style:family="paragraph" style:parent-style-name="Standard">
      <style:paragraph-properties fo:margin-top="0.4cm" fo:margin-bottom="0cm" loext:contextual-spacing="false"/>
      <style:text-properties officeooo:paragraph-rsid="0021106a"/>
    </style:style>
    <style:style style:name="P19" style:family="paragraph" style:parent-style-name="Standard">
      <style:paragraph-properties fo:margin-top="0.4cm" fo:margin-bottom="0cm" loext:contextual-spacing="false"/>
      <style:text-properties officeooo:paragraph-rsid="0021256a"/>
    </style:style>
    <style:style style:name="P20" style:family="paragraph" style:parent-style-name="Standard">
      <style:paragraph-properties fo:margin-top="0.4cm" fo:margin-bottom="0cm" loext:contextual-spacing="false"/>
      <style:text-properties officeooo:paragraph-rsid="0022b26c"/>
    </style:style>
    <style:style style:name="P21" style:family="paragraph" style:parent-style-name="Text_20_body">
      <style:paragraph-properties fo:margin-top="0.4cm" fo:margin-bottom="0cm" loext:contextual-spacing="false"/>
      <style:text-properties style:font-name="Tahoma1" fo:font-size="12pt" style:text-underline-style="solid" style:text-underline-width="auto" style:text-underline-color="font-color" fo:font-weight="normal" officeooo:rsid="0017c3f5" officeooo:paragraph-rsid="0017c3f5" style:font-size-asian="10.5pt" style:font-weight-asian="normal" style:font-size-complex="12pt" style:font-weight-complex="normal"/>
    </style:style>
    <style:style style:name="P22" style:family="paragraph" style:parent-style-name="Table_20_Heading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text-properties fo:font-size="12pt" officeooo:rsid="00193302" officeooo:paragraph-rsid="0019330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93302" officeooo:paragraph-rsid="00193302" style:font-size-asian="12pt" style:font-size-complex="12pt"/>
    </style:style>
    <style:style style:name="P27" style:family="paragraph" style:parent-style-name="Table_20_Contents">
      <style:text-properties fo:font-size="12pt" officeooo:rsid="001abb5a" officeooo:paragraph-rsid="001abb5a" style:font-size-asian="12pt" style:font-size-complex="12pt"/>
    </style:style>
    <style:style style:name="P28" style:family="paragraph" style:parent-style-name="Standard">
      <style:paragraph-properties fo:margin-top="0.4cm" fo:margin-bottom="0.4cm" loext:contextual-spacing="false"/>
      <style:text-properties officeooo:rsid="00193302" officeooo:paragraph-rsid="00193302"/>
    </style:style>
    <style:style style:name="P29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193302" officeooo:paragraph-rsid="001dd19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4cm" fo:margin-bottom="0cm" loext:contextual-spacing="false"/>
      <style:text-properties style:font-name="Tahoma1" fo:font-size="12pt" style:text-underline-style="none" fo:font-weight="normal" officeooo:rsid="0021106a" officeooo:paragraph-rsid="0021106a" style:font-size-asian="10.5pt" style:font-weight-asian="normal" style:font-size-complex="12pt" style:font-weight-complex="normal"/>
    </style:style>
    <style:style style:name="T1" style:family="text">
      <style:text-properties officeooo:rsid="0017c3f5"/>
    </style:style>
    <style:style style:name="T2" style:family="text">
      <style:text-properties style:font-name="Tahoma1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Tahoma1" fo:font-size="12pt" style:text-underline-style="none" fo:font-weight="normal" officeooo:rsid="0017f5c8" style:font-size-asian="10.5pt" style:font-weight-asian="normal" style:font-size-complex="12pt" style:font-weight-complex="normal"/>
    </style:style>
    <style:style style:name="T4" style:family="text">
      <style:text-properties style:font-name="Tahoma1" fo:font-size="12pt" style:text-underline-style="none" fo:font-weight="normal" officeooo:rsid="001889eb" style:font-size-asian="10.5pt" style:font-weight-asian="normal" style:font-size-complex="12pt" style:font-weight-complex="normal"/>
    </style:style>
    <style:style style:name="T5" style:family="text">
      <style:text-properties style:font-name="Tahoma1" fo:font-size="12pt" style:text-underline-style="none" fo:font-weight="normal" officeooo:rsid="0021106a" style:font-size-asian="10.5pt" style:font-weight-asian="normal" style:font-size-complex="12pt" style:font-weight-complex="normal"/>
    </style:style>
    <style:style style:name="T6" style:family="text">
      <style:text-properties officeooo:rsid="001889eb"/>
    </style:style>
    <style:style style:name="T7" style:family="text">
      <style:text-properties fo:font-size="12pt" style:text-underline-style="none" fo:font-weight="normal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889eb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1106a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1256a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2b26c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2ee86" style:font-weight-asian="normal" style:font-size-complex="12pt" style:font-weight-complex="normal"/>
    </style:style>
    <style:style style:name="T13" style:family="text">
      <style:text-properties officeooo:rsid="00193302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93302" fo:background-color="transparent" loext:char-shading-value="0"/>
    </style:style>
    <style:style style:name="T16" style:family="text">
      <style:text-properties officeooo:rsid="001abb5a" fo:background-color="transparent" loext:char-shading-value="0"/>
    </style:style>
    <style:style style:name="T17" style:family="text">
      <style:text-properties officeooo:rsid="001c6767" fo:background-color="transparent" loext:char-shading-value="0"/>
    </style:style>
    <style:style style:name="T18" style:family="text">
      <style:text-properties officeooo:rsid="001dd195"/>
    </style:style>
    <style:style style:name="T19" style:family="text">
      <style:text-properties officeooo:rsid="001e35c1"/>
    </style:style>
    <style:style style:name="T20" style:family="text">
      <style:text-properties officeooo:rsid="001fa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Report for the <text:span text:style-name="T1">10th</text:span> <text:span text:style-name="T1">September</text:span> 2015</text:p>
      <text:p text:style-name="P5">Pre lab:</text:p>
      <text:p text:style-name="P7">P1:</text:p>
      <text:p text:style-name="P7"><text:span text:style-name="report_5f_source"><text:span text:style-name="T18">b</text:span></text:span><text:span text:style-name="report_5f_source">alance</text:span> is set to zero before it is returned. That means this function will always return zero.</text:p>
      <text:p text:style-name="P7">P2:</text:p>
      <text:p text:style-name="P14"><text:span text:style-name="T4">When the return statement is executed, it exits the function. This means, that </text:span><text:span text:style-name="report_5f_source"><text:span text:style-name="T8">balance = 0;</text:span></text:span><text:span text:style-name="report_5f_default"> is never executed. </text:span><text:span text:style-name="report_5f_default"><text:span text:style-name="T6">The compiler should see this and give an error.</text:span></text:span></text:p>
      <text:p text:style-name="P15"><text:span text:style-name="report_5f_default"><text:span text:style-name="T13">P3:</text:span></text:span></text:p>
      <text:p text:style-name="P21"><text:span text:style-name="Strong_20_Emphasis">Operator Precedenc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<text:bookmark text:name="h1"/>Operators<text:bookmark text:name="h2"/></text:p>
          </table:table-cell>
          <table:table-cell table:style-name="Table1.B1" office:value-type="string">
            <text:p text:style-name="Table_20_Heading">Precedence</text:p>
          </table:table-cell>
        </table:table-row>
        <table:table-row>
          <table:table-cell table:style-name="Table1.A2" office:value-type="string">
            <text:p text:style-name="Table_20_Contents">postfix</text:p>
          </table:table-cell>
          <table:table-cell table:style-name="Table1.B2" office:value-type="string">
            <text:p text:style-name="Table_20_Contents"><text:span text:style-name="Source_20_Text"><text:span text:style-name="Emphasis">expr</text:span></text:span><text:span text:style-name="Source_20_Text">++ </text:span><text:span text:style-name="Source_20_Text"><text:span text:style-name="Emphasis">expr</text:span></text:span><text:span text:style-name="Source_20_Text">--</text:span></text:p>
          </table:table-cell>
        </table:table-row>
        <table:table-row>
          <table:table-cell table:style-name="Table1.A2" office:value-type="string">
            <text:p text:style-name="Table_20_Contents">unary</text:p>
          </table:table-cell>
          <table:table-cell table:style-name="Table1.B2" office:value-type="string">
            <text:p text:style-name="Table_20_Contents"><text:span text:style-name="Source_20_Text">++</text:span><text:span text:style-name="Source_20_Text"><text:span text:style-name="Emphasis">expr</text:span></text:span><text:span text:style-name="Source_20_Text"> --</text:span><text:span text:style-name="Source_20_Text"><text:span text:style-name="Emphasis">expr</text:span></text:span><text:span text:style-name="Source_20_Text"> +</text:span><text:span text:style-name="Source_20_Text"><text:span text:style-name="Emphasis">expr</text:span></text:span><text:span text:style-name="Source_20_Text"> -</text:span><text:span text:style-name="Source_20_Text"><text:span text:style-name="Emphasis">expr</text:span></text:span><text:span text:style-name="Source_20_Text"> ~ !</text:span></text:p>
          </table:table-cell>
        </table:table-row>
        <table:table-row>
          <table:table-cell table:style-name="Table1.A2" office:value-type="string">
            <text:p text:style-name="Table_20_Contents">multiplicative</text:p>
          </table:table-cell>
          <table:table-cell table:style-name="Table1.B2" office:value-type="string">
            <text:p text:style-name="Table_20_Contents"><text:span text:style-name="Source_20_Text">* / %</text:span></text:p>
          </table:table-cell>
        </table:table-row>
        <table:table-row>
          <table:table-cell table:style-name="Table1.A2" office:value-type="string">
            <text:p text:style-name="Table_20_Contents">additive</text:p>
          </table:table-cell>
          <table:table-cell table:style-name="Table1.B2" office:value-type="string">
            <text:p text:style-name="Table_20_Contents"><text:span text:style-name="Source_20_Text">+ -</text:span></text:p>
          </table:table-cell>
        </table:table-row>
        <table:table-row>
          <table:table-cell table:style-name="Table1.A2" office:value-type="string">
            <text:p text:style-name="Table_20_Contents">shift</text:p>
          </table:table-cell>
          <table:table-cell table:style-name="Table1.B2" office:value-type="string">
            <text:p text:style-name="Table_20_Contents"><text:span text:style-name="Source_20_Text">&lt;&lt; &gt;&gt; &gt;&gt;&gt;</text:span></text:p>
          </table:table-cell>
        </table:table-row>
        <table:table-row>
          <table:table-cell table:style-name="Table1.A2" office:value-type="string">
            <text:p text:style-name="Table_20_Contents">relational</text:p>
          </table:table-cell>
          <table:table-cell table:style-name="Table1.B2" office:value-type="string">
            <text:p text:style-name="Table_20_Contents"><text:span text:style-name="Source_20_Text">&lt; &gt; &lt;= &gt;= instanceof</text:span></text:p>
          </table:table-cell>
        </table:table-row>
        <table:table-row>
          <table:table-cell table:style-name="Table1.A2" office:value-type="string">
            <text:p text:style-name="Table_20_Contents">equality</text:p>
          </table:table-cell>
          <table:table-cell table:style-name="Table1.B2" office:value-type="string">
            <text:p text:style-name="Table_20_Contents"><text:span text:style-name="Source_20_Text">== !=</text:span></text:p>
          </table:table-cell>
        </table:table-row>
        <table:table-row>
          <table:table-cell table:style-name="Table1.A2" office:value-type="string">
            <text:p text:style-name="Table_20_Contents">bitwise AND</text:p>
          </table:table-cell>
          <table:table-cell table:style-name="Table1.B2" office:value-type="string">
            <text:p text:style-name="Table_20_Contents"><text:span text:style-name="Source_20_Text">&amp;</text:span></text:p>
          </table:table-cell>
        </table:table-row>
        <table:table-row>
          <table:table-cell table:style-name="Table1.A2" office:value-type="string">
            <text:p text:style-name="Table_20_Contents">bitwise exclusive OR</text:p>
          </table:table-cell>
          <table:table-cell table:style-name="Table1.B2" office:value-type="string">
            <text:p text:style-name="Table_20_Contents"><text:span text:style-name="Source_20_Text">^</text:span></text:p>
          </table:table-cell>
        </table:table-row>
        <table:table-row>
          <table:table-cell table:style-name="Table1.A2" office:value-type="string">
            <text:p text:style-name="Table_20_Contents">bitwise inclusive OR</text:p>
          </table:table-cell>
          <table:table-cell table:style-name="Table1.B2" office:value-type="string">
            <text:p text:style-name="Table_20_Contents"><text:span text:style-name="Source_20_Text">|</text:span></text:p>
          </table:table-cell>
        </table:table-row>
        <table:table-row>
          <table:table-cell table:style-name="Table1.A2" office:value-type="string">
            <text:p text:style-name="Table_20_Contents">logical AND</text:p>
          </table:table-cell>
          <table:table-cell table:style-name="Table1.B2" office:value-type="string">
            <text:p text:style-name="Table_20_Contents"><text:span text:style-name="Source_20_Text">&amp;&amp;</text:span></text:p>
          </table:table-cell>
        </table:table-row>
        <table:table-row>
          <table:table-cell table:style-name="Table1.A2" office:value-type="string">
            <text:p text:style-name="Table_20_Contents">logical OR</text:p>
          </table:table-cell>
          <table:table-cell table:style-name="Table1.B2" office:value-type="string">
            <text:p text:style-name="Table_20_Contents"><text:span text:style-name="Source_20_Text">||</text:span></text:p>
          </table:table-cell>
        </table:table-row>
        <table:table-row>
          <table:table-cell table:style-name="Table1.A2" office:value-type="string">
            <text:p text:style-name="Table_20_Contents">ternary</text:p>
          </table:table-cell>
          <table:table-cell table:style-name="Table1.B2" office:value-type="string">
            <text:p text:style-name="Table_20_Contents"><text:span text:style-name="Source_20_Text">? :</text:span></text:p>
          </table:table-cell>
        </table:table-row>
        <table:table-row>
          <table:table-cell table:style-name="Table1.A2" office:value-type="string">
            <text:p text:style-name="Table_20_Contents">assignment</text:p>
          </table:table-cell>
          <table:table-cell table:style-name="Table1.B2" office:value-type="string">
            <text:p text:style-name="Table_20_Contents"><text:span text:style-name="Source_20_Text">= += -= *= /= %= &amp;= ^= |= &lt;&lt;= &gt;&gt;= &gt;&gt;&gt;=</text:span></text:p>
          </table:table-cell>
        </table:table-row>
      </table:table>
      <text:p text:style-name="P17"><text:span text:style-name="report_5f_default"><text:span text:style-name="T7">→ </text:span></text:span><text:a xlink:type="simple" xlink:href="https://docs.oracle.com/javase/tutorial/java/nutsandbolts/operators.html" text:style-name="Internet_20_link" text:visited-style-name="Visited_20_Internet_20_Link"><text:span text:style-name="report_5f_default">https://docs.oracle.com/javase/tutorial/java/nutsandbolts/operators.html</text:span></text:a></text:p>
      <text:p text:style-name="P16"><text:span text:style-name="report_5f_source"><text:span text:style-name="T7">x ? a : b</text:span></text:span><text:span text:style-name="T2"> is </text:span><text:span text:style-name="report_5f_source"><text:span text:style-name="T7">a</text:span></text:span><text:span text:style-name="T2"> if </text:span><text:span text:style-name="report_5f_source"><text:span text:style-name="T7">x</text:span></text:span><text:span text:style-name="T2"> is true and </text:span><text:span text:style-name="report_5f_source"><text:span text:style-name="T7">b</text:span></text:span><text:span text:style-name="T2"> if </text:span><text:span text:style-name="report_5f_source"><text:span text:style-name="T7">x</text:span></text:span><text:span text:style-name="T2"> is false.</text:span></text:p>
      <text:p text:style-name="P29"/>
      <text:p text:style-name="P8"/>
      <text:p text:style-name="P28"><text:soft-page-break/><text:span text:style-name="T3">P</text:span><text:span text:style-name="T2">4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<text:span text:style-name="report_5f_source"><text:span text:style-name="T14">Expression</text:span></text:span></text:p>
            </table:table-cell>
            <table:table-cell table:style-name="Table2.A1" office:value-type="string">
              <text:p text:style-name="P22"><text:span text:style-name="report_5f_source"><text:span text:style-name="T14">Value</text:span></text:span></text:p>
            </table:table-cell>
            <table:table-cell table:style-name="Table2.A1" office:value-type="string">
              <text:p text:style-name="P22"><text:span text:style-name="report_5f_source"><text:span text:style-name="T14">Typ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3"><text:span text:style-name="report_5f_source"><text:span text:style-name="T14">99 + 3</text:span></text:span></text:p>
          </table:table-cell>
          <table:table-cell table:style-name="Table2.A1" office:value-type="string">
            <text:p text:style-name="P26"><text:span text:style-name="report_5f_source"><text:span text:style-name="T14">102</text:span></text:span></text:p>
          </table:table-cell>
          <table:table-cell table:style-name="Table2.A1" office:value-type="string">
            <text:p text:style-name="P26"><text:span text:style-name="report_5f_source"><text:span text:style-name="T17">i</text:span></text:span><text:span text:style-name="report_5f_source"><text:span text:style-name="T14">nt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"cat" + "fish"</text:span></text:span></text:p>
          </table:table-cell>
          <table:table-cell table:style-name="Table2.A1" office:value-type="string">
            <text:p text:style-name="P24"><text:span text:style-name="report_5f_source"><text:span text:style-name="T14">“</text:span></text:span><text:span text:style-name="report_5f_source"><text:span text:style-name="T15">catfish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"cat" + 9</text:span></text:span></text:p>
          </table:table-cell>
          <table:table-cell table:style-name="Table2.A1" office:value-type="string">
            <text:p text:style-name="P25"><text:span text:style-name="report_5f_source"><text:span text:style-name="T14">“cat9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9 + 3 + "cat"</text:span></text:span></text:p>
          </table:table-cell>
          <table:table-cell table:style-name="Table2.A1" office:value-type="string">
            <text:p text:style-name="P25"><text:span text:style-name="report_5f_source"><text:span text:style-name="T14">“12cat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"cat" + 3 + 9 + "fish"</text:span></text:span></text:p>
          </table:table-cell>
          <table:table-cell table:style-name="Table2.A1" office:value-type="string">
            <text:p text:style-name="P24"><text:span text:style-name="report_5f_source"><text:span text:style-name="T14">“</text:span></text:span><text:span text:style-name="report_5f_source"><text:span text:style-name="T16">cat39fish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"catfish".substring(3,4)</text:span></text:span></text:p>
          </table:table-cell>
          <table:table-cell table:style-name="Table2.A1" office:value-type="string">
            <text:p text:style-name="P24"><text:span text:style-name="report_5f_source"><text:span text:style-name="T14">“</text:span></text:span><text:span text:style-name="report_5f_source"><text:span text:style-name="T16">f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  <table:table-row>
          <table:table-cell table:style-name="Table2.A1" office:value-type="string">
            <text:p text:style-name="P23"><text:span text:style-name="report_5f_source"><text:span text:style-name="T14">"catfish".substring(3,8)</text:span></text:span></text:p>
          </table:table-cell>
          <table:table-cell table:style-name="Table2.A1" office:value-type="string">
            <text:p text:style-name="P24"><text:span text:style-name="report_5f_source"><text:span text:style-name="T14">“</text:span></text:span><text:span text:style-name="report_5f_source"><text:span text:style-name="T16">fish”</text:span></text:span></text:p>
          </table:table-cell>
          <table:table-cell table:style-name="Table2.A1" office:value-type="string">
            <text:p text:style-name="P27"><text:span text:style-name="report_5f_source"><text:span text:style-name="T14">String</text:span></text:span></text:p>
          </table:table-cell>
        </table:table-row>
      </table:table>
      <text:p text:style-name="P4"><text:span text:style-name="T19">CodePad</text:span>:</text:p>
      <text:p text:style-name="P9">The CodePad was already enabled on my computer. I typed in all the expressions from exercise P4 and only the last one did not work as I predicted, the other ones were exactly the same. The last one gave me a <text:span text:style-name="report_5f_source">java.lang.StringIndexOutOfBoundsException</text:span>, which exited execution. I assume this is because the second number is higher than the string length, so it is out of the bounds of the string. I expected the method <text:span text:style-name="report_5f_source">substring</text:span> to just ignore that and cut the number down to the length of the string.</text:p>
      <text:p text:style-name="P6">Making a book</text:p>
      <text:p text:style-name="P13">note: I willl mostly refer to “fields” as attributes, because they are to my knowledge the same thing and attribute is the term I'm used to.</text:p>
      <text:p text:style-name="P9">1.</text:p>
      <text:p text:style-name="P9">I created a new public method called <text:span text:style-name="report_5f_source">getAuthor</text:span> with the returned type being String and no arguments. Inside the method I returned the <text:span text:style-name="T20">attribute author. </text:span></text:p>
      <text:p text:style-name="P10">The <text:span text:style-name="report_5f_source">getTitle</text:span> works exactly the same way with the title attribute.</text:p>
      <text:p text:style-name="P10">2.</text:p>
      <text:p text:style-name="P10">The methods <text:span text:style-name="report_5f_source">printAuthor</text:span> and <text:span text:style-name="report_5f_source">printTitle</text:span> are also pretty much the same. They have no returned value and no arguments and use <text:span text:style-name="report_5f_source">System.out.println</text:span> with author/title as argument to print those variable's values to the console. </text:p>
      <text:p text:style-name="P12">3.</text:p>
      <text:p text:style-name="P12">I first added the attribute <text:span text:style-name="report_5f_source">pages</text:span> by declaring a new private variable of type int called <text:span text:style-name="report_5f_source">pages</text:span> at the top of the class. I added another argument to the constructor called <text:span text:style-name="report_5f_source">bookPages</text:span>. I initialize the variable <text:span text:style-name="report_5f_source">pages</text:span> with the value of <text:span text:style-name="report_5f_source">bookPages</text:span> in the constructor. The <text:span text:style-name="report_5f_source">getPages</text:span> accessor for the <text:span text:style-name="report_5f_source">pages</text:span> attribute works the same as the accessors from task 1, except the return type is now int.</text:p>
      <text:p text:style-name="P11"/>
      <text:p text:style-name="P12"><text:soft-page-break/>4.</text:p>
      <text:p text:style-name="P11">The method <text:span text:style-name="report_5f_source">printDetails</text:span> works the same way as <text:span text:style-name="report_5f_source">printAuthor</text:span> and <text:span text:style-name="report_5f_source">printTitle</text:span>, except it prints a string which is formatted as follows: &lt;title&gt; by &lt;author&gt; (&lt;x&gt; pages). This is achieved by adding the variables and the text between the variables (as strings) together in order.</text:p>
      <text:p text:style-name="P12">5.</text:p>
      <text:p text:style-name="P18"><text:span text:style-name="T5">I created the attribute </text:span><text:span text:style-name="report_5f_source"><text:span text:style-name="T9">refNumber</text:span></text:span><text:span text:style-name="T5"> the same way I created the </text:span><text:span text:style-name="report_5f_source"><text:span text:style-name="T9">pages</text:span></text:span><text:span text:style-name="T5"> attribute (except the type is String). In the constructor the variable is set to </text:span><text:span text:style-name="report_5f_source"><text:span text:style-name="T9">“”</text:span></text:span><text:span text:style-name="report_5f_default"><text:span text:style-name="T7">. </text:span></text:span><text:span text:style-name="report_5f_default"><text:span text:style-name="T9">In the setter method I set the variable </text:span></text:span><text:span text:style-name="report_5f_source"><text:span text:style-name="T9">refNumber</text:span></text:span><text:span text:style-name="report_5f_default"><text:span text:style-name="T7"> </text:span></text:span><text:span text:style-name="report_5f_default"><text:span text:style-name="T9">to </text:span></text:span><text:span text:style-name="report_5f_source"><text:span text:style-name="T9">ref</text:span></text:span><text:span text:style-name="report_5f_default"><text:span text:style-name="T7">. </text:span></text:span><text:span text:style-name="report_5f_default"><text:span text:style-name="T9">The getter (accessor) works the same way as the other accessors.</text:span></text:span></text:p>
      <text:p text:style-name="P18"><text:span text:style-name="report_5f_default"><text:span text:style-name="T9">6.</text:span></text:span></text:p>
      <text:p text:style-name="P19"><text:span text:style-name="report_5f_default"><text:span text:style-name="T9">To insert the reference number into the </text:span></text:span><text:span text:style-name="report_5f_source"><text:span text:style-name="T9">getDetails</text:span></text:span><text:span text:style-name="report_5f_default"><text:span text:style-name="T9"> output, I used a ternary operator added inside the chain of strings and attributes that make up the formatted output text. The operator checks if </text:span></text:span><text:span text:style-name="report_5f_source"><text:span text:style-name="T9">refNumber</text:span></text:span><text:span text:style-name="report_5f_default"><text:span text:style-name="T9"> is not </text:span></text:span><text:span text:style-name="report_5f_source"><text:span text:style-name="T9">“”</text:span></text:span><text:span text:style-name="report_5f_default"><text:span text:style-name="T9"> and returns </text:span></text:span><text:span text:style-name="report_5f_source"><text:span text:style-name="T9">”ref: ” + refNumber</text:span></text:span><text:span text:style-name="report_5f_default"><text:span text:style-name="T9"> if true and </text:span></text:span><text:span text:style-name="report_5f_source"><text:span text:style-name="T9">“”</text:span></text:span><text:span text:style-name="report_5f_default"><text:span text:style-name="T9"> otherwise. The ternary operator is enclosed in brackets, because it is below the </text:span></text:span><text:span text:style-name="report_5f_source"><text:span text:style-name="T9">+</text:span></text:span><text:span text:style-name="report_5f_default"><text:span text:style-name="T9"> operator in precedence and is added in before the </text:span></text:span><text:span text:style-name="report_5f_source"><text:span text:style-name="T9">pages</text:span></text:span><text:span text:style-name="report_5f_default"><text:span text:style-name="T9"> variable. </text:span></text:span><text:span text:style-name="report_5f_default"><text:span text:style-name="T10">This way the ref number appears in the text if it contains something and otherwise an empty String gets added in, which does not affect the output.</text:span></text:span></text:p>
      <text:p text:style-name="P19"><text:span text:style-name="report_5f_default"><text:span text:style-name="T10">7.</text:span></text:span></text:p>
      <text:p text:style-name="P20"><text:span text:style-name="report_5f_default"><text:span text:style-name="T11">To achieve this I had to add an if statement to the </text:span></text:span><text:span text:style-name="report_5f_source"><text:span text:style-name="T11">setRefNumber</text:span></text:span><text:span text:style-name="report_5f_default"><text:span text:style-name="T11"> mutator. It checks if the length of </text:span></text:span><text:span text:style-name="report_5f_source"><text:span text:style-name="T11">ref</text:span></text:span><text:span text:style-name="report_5f_default"><text:span text:style-name="T11"> (the argument) is at least 3 using </text:span></text:span><text:span text:style-name="report_5f_source"><text:span text:style-name="T11">ref.length()</text:span></text:span><text:span text:style-name="report_5f_default"><text:span text:style-name="T11"> and </text:span></text:span><text:span text:style-name="report_5f_source"><text:span text:style-name="T11">&gt;=</text:span></text:span><text:span text:style-name="report_5f_default"><text:span text:style-name="T11"> and only <text:s/>sets </text:span></text:span><text:span text:style-name="report_5f_source"><text:span text:style-name="T11">refNumber</text:span></text:span><text:span text:style-name="report_5f_default"><text:span text:style-name="T11"> to the new value if that is true. Otherwise it prints out an error.</text:span></text:span></text:p>
      <text:p text:style-name="P20"><text:span text:style-name="report_5f_default"><text:span text:style-name="T11">8.</text:span></text:span></text:p>
      <text:p text:style-name="P20"><text:span text:style-name="report_5f_default"><text:span text:style-name="T11">I created the </text:span></text:span><text:span text:style-name="report_5f_source"><text:span text:style-name="T11">countedLeaves</text:span></text:span><text:span text:style-name="report_5f_default"><text:span text:style-name="T11"> attribute and the getter method the same way as in the tasks above. I also decided to use the mutator </text:span></text:span><text:span text:style-name="report_5f_source"><text:span text:style-name="T11">p</text:span></text:span><text:span text:style-name="report_5f_source"><text:span text:style-name="T12">rivate</text:span></text:span><text:span text:style-name="report_5f_source"><text:span text:style-name="T11"> void increaseLeaves()</text:span></text:span><text:span text:style-name="report_5f_default"><text:span text:style-name="T11">. While this was a little bit unnecessary, </text:span></text:span><text:span text:style-name="report_5f_default"><text:span text:style-name="T12">it seemed like the right stylistic choice, since the variable will only be increased one at a time and this mutator reflects that. The </text:span></text:span><text:span text:style-name="report_5f_source"><text:span text:style-name="T12">act</text:span></text:span><text:span text:style-name="report_5f_default"><text:span text:style-name="T12"> method contains the necessary code to complete the task: stopping if there is a tree, moving otherwise and calling </text:span></text:span><text:span text:style-name="report_5f_source"><text:span text:style-name="T12">increaseLeaves()</text:span></text:span><text:span text:style-name="report_5f_default"><text:span text:style-name="T12"> if on a leaf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eport_5f_default" style:display-name="report_default" style:family="text">
      <style:text-properties style:font-name="Tahoma" fo:font-family="Tahoma" style:font-style-name="Regular" style:font-family-generic="swiss" style:font-pitch="variable" officeooo:rsid="001889eb" fo:background-color="transparent" style:font-size-asian="10.5pt" style:shadow="none"/>
    </style:style>
    <style:style style:name="report_5f_source" style:display-name="report_source" style:family="text" style:parent-style-name="Source_20_Text">
      <style:text-properties style:font-name="Courier New" fo:font-family="'Courier New'" style:font-style-name="Regular" style:font-family-generic="modern" style:font-pitch="fixed" fo:background-color="#eeeeee" style:font-size-asian="10.5pt"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ahoma1" officeooo:rsid="00163b15" officeooo:paragraph-rsid="00163b15"/>
    </style:style>
    <style:style style:name="MP2" style:family="paragraph" style:parent-style-name="Header">
      <style:paragraph-properties fo:text-align="start" style:justify-single-word="false"/>
      <style:text-properties style:font-name="Tahoma1" officeooo:rsid="00163b15" officeooo:paragraph-rsid="00163b15"/>
    </style:style>
    <style:style style:name="MT1" style:family="text">
      <style:text-properties officeooo:rsid="0017c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0.11</text:span>.2015</text:p>
        <text:p text:style-name="MP2">Nils Gawlik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1:58:38.944000000</meta:creation-date>
    <meta:editing-duration>PT1H9M21S</meta:editing-duration>
    <meta:editing-cycles>12</meta:editing-cycles>
    <meta:generator>LibreOffice/4.4.5.2$Windows_x86 LibreOffice_project/a22f674fd25a3b6f45bdebf25400ed2adff0ff99</meta:generator>
    <dc:title>report</dc:title>
    <dc:date>2015-11-16T20:47:13.180000000</dc:date>
    <meta:document-statistic meta:table-count="2" meta:image-count="0" meta:object-count="0" meta:page-count="3" meta:paragraph-count="88" meta:word-count="777" meta:character-count="4329" meta:non-whitespace-character-count="3637"/>
    <meta:template xlink:type="simple" xlink:actuate="onRequest" xlink:title="report" xlink:href="file:///C:/Users/Nils/AppData/Roaming/LibreOffice/4/user/template/report1.ott" meta:date="2015-11-10T11:58:38.528000000"/>
  </office:meta>
</office:document-meta>
</file>